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4A000001C7F766CE38CAE2612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Normální">
      <style:text-properties officeooo:paragraph-rsid="0019899b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officeooo:paragraph-rsid="0019df41" fo:background-color="transparent"/>
    </style:style>
    <style:style style:name="P8" style:family="paragraph" style:parent-style-name="Table_20_Contents">
      <style:text-properties officeooo:rsid="001004ce" officeooo:paragraph-rsid="0019df41" fo:background-color="transparent"/>
    </style:style>
    <style:style style:name="P9" style:family="paragraph" style:parent-style-name="Table_20_Contents">
      <style:text-properties officeooo:paragraph-rsid="0019df41"/>
    </style:style>
    <style:style style:name="P10" style:family="paragraph" style:parent-style-name="Standard" style:master-page-name="Standard">
      <style:paragraph-properties fo:text-align="end" style:justify-single-word="false" style:page-number="auto"/>
    </style:style>
    <style:style style:name="P11" style:family="paragraph" style:parent-style-name="Text_20_body" style:master-page-name="Převést_20_1">
      <style:paragraph-properties fo:margin-top="0.499cm" fo:margin-bottom="0.499cm" loext:contextual-spacing="false" style:page-numb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T1" style:family="text">
      <style:text-properties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df41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9df41"/>
    </style:style>
    <style:style style:name="T7" style:family="text">
      <style:text-properties officeooo:rsid="00158565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004ce" fo:background-color="transparent" loext:char-shading-value="0"/>
    </style:style>
    <style:style style:name="T10" style:family="text">
      <style:text-properties officeooo:rsid="001004ce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4">Zadávací list </text:p>
      <text:p text:style-name="P2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3">Zadavatel</text:span><text:span text:style-name="T5">:</text:span></text:p>
          </table:table-cell>
          <table:table-cell table:style-name="Tabulka1.A1" office:value-type="string">
            <text:p text:style-name="P7"><text:span text:style-name="T3">Česká pirátská strana</text:span>, krajské sdružení <text:span text:style-name="T7">Sčk</text:span>, kontakty:</text:p>
            <text:p text:style-name="P9"><text:span text:style-name="T9">Kozlová Lenka</text:span><text:span text:style-name="T8">, </text:span><text:a xlink:type="simple" xlink:href="mailto:ondrej.profant@pirati.cz" text:style-name="Internet_20_link" text:visited-style-name="Visited_20_Internet_20_Link"><text:span text:style-name="Internet_20_link"><text:span text:style-name="T9">l</text:span></text:span></text:a><text:span text:style-name="Internet_20_link"><text:span text:style-name="T9">enka.kozlova@pirati.cz</text:span></text:span></text:p>
            <text:p text:style-name="P7">předsed<text:span text:style-name="T10">kyně</text:span> <text:span text:style-name="T10">krajského sdružení Středočeský krajského</text:span></text:p>
            <text:p text:style-name="P8">František Kopřiva, <text:a xlink:type="simple" xlink:href="mailto:frantisek.kopriva@pirati.cz" text:style-name="Internet_20_link" text:visited-style-name="Visited_20_Internet_20_Link">frantisek.kopriva@pirati.cz</text:a></text:p>
            <text:p text:style-name="P8">místopředseda krajského sdružení Středočeský krajského</text:p>
            <text:p text:style-name="Table_20_Contents"/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Dodavatel</text:span><text:span text:style-name="T5">:</text:span></text:p>
          </table:table-cell>
          <table:table-cell table:style-name="Tabulka1.A1" office:value-type="string">
            <text:p text:style-name="P5"><text:span text:style-name="Standardní_20_písmo_20_odstavce"><text:span text:style-name="T4">Lubor Jenček</text:span></text:span><text:span text:style-name="Standardní_20_písmo_20_odstavce"><text:span text:style-name="T6">, </text:span></text:span><text:span text:style-name="Standardní_20_písmo_20_odstavce">Na Benešově 723, 507 43 Sobotka, 5.9.1995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Zadaný úkol</text:span>:</text:p>
          </table:table-cell>
          <table:table-cell table:style-name="Tabulka1.A1" office:value-type="string">
            <text:p text:style-name="Table_20_Contents">Grafická úprava volebních materiálů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Smluvní typ</text:span>:</text:p>
          </table:table-cell>
          <table:table-cell table:style-name="Tabulka1.A1" office:value-type="string">
            <text:p text:style-name="Table_20_Contents">DPP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Místo plnění</text:span>:</text:p>
          </table:table-cell>
          <table:table-cell table:style-name="Tabulka1.A1" office:value-type="string">
            <text:p text:style-name="Table_20_Contents">Praha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Odměna</text:span>:</text:p>
          </table:table-cell>
          <table:table-cell table:style-name="Tabulka1.A1" office:value-type="string">
            <text:p text:style-name="Table_20_Contents">1500 Kč 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Termín provedení</text:span>:</text:p>
          </table:table-cell>
          <table:table-cell table:style-name="Tabulka1.A1" office:value-type="string">
            <text:p text:style-name="Table_20_Contents">02-09-2016 – 31-09-2016</text:p>
          </table:table-cell>
        </table:table-row>
      </table:table>
      <text:p text:style-name="P3">Vztah mezi smluvními stranami se dále řídí podmínkami zadavatele pro placené úkoly zveřejněnými na &lt;<text:a xlink:type="simple" xlink:href="https://www.pirati.cz/rules/ppu" text:style-name="Internet_20_link" text:visited-style-name="Visited_20_Internet_20_Link"><text:span text:style-name="Internet_20_link">https://www.pirati.cz/rules/ppu</text:span></text:a>&gt;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6">Potvrzení</text:p>
          </table:table-cell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Table_20_Contents"><text:span text:style-name="T3">Za zadavatele</text:span><text:span text:style-name="T5">:</text:span></text:p>
          </table:table-cell>
          <table:table-cell table:style-name="Tabulka2.A1" office:value-type="string">
            <text:p text:style-name="Table_20_Contents"><text:span text:style-name="T3">Za dodavatele</text:span><text:span text:style-name="T5">:</text:span></text:p>
          </table:table-cell>
        </table:table-row>
        <table:table-row table:style-name="Tabulka2.2">
          <table:table-cell table:style-name="Tabulka2.A1" office:value-type="string">
            <text:p text:style-name="Table_20_Contents">Uzavření smlouvy:</text:p>
          </table:table-cell>
          <table:table-cell table:style-name="Tabulka2.A1" office:value-type="string">
            <text:p text:style-name="Table_20_Contents">02-09-2016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_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cs" fo:country="CZ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ormální" style:family="paragraph">
      <style:paragraph-properties fo:hyphenation-ladder-count="no-limit"/>
      <style:text-properties fo:hyphenate="fals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Standardní_20_písmo_20_odstavce" style:display-name="Standardní písmo odstav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.014cm" svg:width="5.664cm" svg:height="2.33cm" draw:z-index="0"><draw:image xlink:href="Pictures/100002010000044A000001C7F766CE38CAE26127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19:42:39</meta:creation-date>
    <dc:creator>Vladislav Tobias Esner</dc:creator>
    <dc:date>2016-10-31T21:45:29.592556509</dc:date>
    <meta:editing-cycles>92</meta:editing-cycles>
    <meta:editing-duration>P24DT12H30M4S</meta:editing-duration>
    <meta:generator>LibreOffice/5.1.4.2$Linux_X86_64 LibreOffice_project/10m0$Build-2</meta:generator>
    <meta:document-statistic meta:table-count="2" meta:image-count="1" meta:object-count="0" meta:page-count="2" meta:paragraph-count="31" meta:word-count="115" meta:character-count="924" meta:non-whitespace-character-count="835"/>
    <meta:user-defined meta:name="Informace 1"/>
    <meta:user-defined meta:name="Informace 2"/>
    <meta:user-defined meta:name="Informace 3"/>
    <meta:user-defined meta:name="Informace 4"/>
  </office:meta>
</office:document-meta>
</file>